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Mn Project GitHub Setup Guide</text:h>
      <text:p text:style-name="Standard">This guide explains how to set up a Python-based project using GitHub, including uploading files, creating a new repository, and syncing changes. It also explains how to clone and run the project later on any computer.</text:p>
      <text:p text:style-name="Standard">---</text:p>
      <text:h text:style-name="Heading_20_2" text:outline-level="2">1. Local Project Folder</text:h>
      <text:p text:style-name="Standard">Make sure all your project files are stored in a folder, e.g.:</text:p>
      <text:p text:style-name="Standard">C:\Users\mniv7\Documents\meir\my-new-project\</text:p>
      <text:p text:style-name="Standard">Example folder content:</text:p>
      <text:p text:style-name="Standard">- main.py</text:p>
      <text:p text:style-name="Standard">- scanner.py</text:p>
      <text:p text:style-name="Standard">- alpaca_connector.py</text:p>
      <text:p text:style-name="Standard">- config.py</text:p>
      <text:p text:style-name="Standard">---</text:p>
      <text:h text:style-name="Heading_20_2" text:outline-level="2">2. Create GitHub Repository</text:h>
      <text:p text:style-name="Standard">1. Visit: https://github.com/new</text:p>
      <text:p text:style-name="Standard">2. Fill out:</text:p>
      <text:p text:style-name="Standard">- Repository name: e.g. `aimn-new-project`</text:p>
      <text:p text:style-name="Standard">- Select: **Public**</text:p>
      <text:p text:style-name="Standard">- DO NOT check "Initialize with README"</text:p>
      <text:p text:style-name="Standard">3. Click **Create Repository**</text:p>
      <text:p text:style-name="Standard">4. GitHub will show instructions like:</text:p>
      <text:p text:style-name="Standard">git init</text:p>
      <text:p text:style-name="Standard">git remote add origin https://github.com/YOUR_NAME/YOUR_REPO.git</text:p>
      <text:p text:style-name="Standard">...</text:p>
      <text:p text:style-name="Standard">---</text:p>
      <text:h text:style-name="Heading_20_2" text:outline-level="2">3. Upload Files to GitHub</text:h>
      <text:p text:style-name="Standard">Open Git Bash or PowerShell inside your project folder:</text:p>
      <text:p text:style-name="Standard">cd "C:\Users\mniv7\Documents\meir\my-new-project"</text:p>
      <text:p text:style-name="Standard">Run the Git setup:</text:p>
      <text:p text:style-name="Standard">git init</text:p>
      <text:p text:style-name="Standard">git add .</text:p>
      <text:p text:style-name="Standard">git commit -m "Initial commit"</text:p>
      <text:p text:style-name="Standard">git branch -M main</text:p>
      <text:p text:style-name="Standard">git remote add origin https://github.com/YOUR_NAME/YOUR_REPO.git</text:p>
      <text:p text:style-name="Standard">git push -u origin main</text:p>
      <text:p text:style-name="Standard">&gt; If Git asks for a password, use your GitHub username and a personal access token (PAT) (not your password).</text:p>
      <text:p text:style-name="Standard">---</text:p>
      <text:h text:style-name="Heading_20_2" text:outline-level="2">4. Running the Project</text:h>
      <text:p text:style-name="Standard">Local Development:</text:p>
      <text:p text:style-name="Standard">cd "C:\Users\mniv7\Documents\meir\my-new-project"</text:p>
      <text:p text:style-name="Standard">py main.py</text:p>
      <text:p text:style-name="Standard">From a Cloned GitHub Repo (New Machine):</text:p>
      <text:p text:style-name="Standard">git clone https://github.com/YOUR_NAME/YOUR_REPO.git</text:p>
      <text:p text:style-name="Standard">cd YOUR_REPO</text:p>
      <text:p text:style-name="Standard"><text:soft-page-break/>py main.py</text:p>
      <text:p text:style-name="Standard">---</text:p>
      <text:h text:style-name="Heading_20_2" text:outline-level="2">5. Common Maintenance Commands</text:h>
      <text:p text:style-name="Standard">🔹 Notes:</text:p>
      <text:p text:style-name="Standard">- Use `git add .` to stage all changes in the current folder.</text:p>
      <text:p text:style-name="Standard">- Do not use `git add .\` — it may not work correctly or at all on Git Bash or PowerShell.</text:p>
      <text:p text:style-name="Standard">🔹 Git Syntax Tips Across Environments:</text:p>
      <text:p text:style-name="Standard">| Command | Git Bash | PowerShell | CMD |</text:p>
      <text:p text:style-name="Standard">|--------|----------|------------|-----|</text:p>
      <text:p text:style-name="Standard">| git add . | ✅ Yes | ✅ Yes | ✅ Yes |</text:p>
      <text:p text:style-name="Standard">| git add .\ | ❌ No | ⚠️ Might misbehave | ✅ Yes (but not recommended) |</text:p>
      <text:p text:style-name="Standard">| git add ./file.py | ✅ Yes | ✅ Yes | ✅ Yes |</text:p>
      <text:p text:style-name="Standard">| git add .\file.py | ❌ No | ✅ Yes | ✅ Yes |</text:p>
      <text:p text:style-name="Standard">Use forward slashes (`/`) in Git Bash and avoid backslashes (`\`) unless you're using CMD or PowerShell carefully.</text:p>
      <text:p text:style-name="Standard">To update GitHub with local changes:</text:p>
      <text:p text:style-name="Standard">git add .</text:p>
      <text:p text:style-name="Standard">git commit -m "Your message"</text:p>
      <text:p text:style-name="Standard">git push</text:p>
      <text:p text:style-name="Standard">Automate this with a .bat file in your project folder:</text:p>
      <text:p text:style-name="Standard">push_to_github.bat:</text:p>
      <text:p text:style-name="Standard">@echo off</text:p>
      <text:p text:style-name="Standard">cd /d "%~dp0"</text:p>
      <text:p text:style-name="Standard">"C:\Program Files\Git\cmd\git.exe" add .</text:p>
      <text:p text:style-name="Standard">"C:\Program Files\Git\cmd\git.exe" commit -m "Update project with latest changes"</text:p>
      <text:p text:style-name="Standard">"C:\Program Files\Git\cmd\git.exe" push -u origin main</text:p>
      <text:p text:style-name="Standard">pause</text:p>
      <text:p text:style-name="Standard">&gt; Adjust the Git path if Git is installed in a different folder.</text:p>
      <text:p text:style-name="Standard">To run it:</text:p>
      <text:p text:style-name="Standard">.\push_to_github.bat</text:p>
      <text:p text:style-name="Standard">To pull latest changes from GitHub:</text:p>
      <text:p text:style-name="Standard">git pull origin main</text:p>
      <text:p text:style-name="Standard">---</text:p>
      <text:h text:style-name="Heading_20_2" text:outline-level="2">6. Optional: .gitignore</text:h>
      <text:p text:style-name="Standard">If you do not see a .gitignore file, Git will include all files by default.</text:p>
      <text:p text:style-name="Standard">Create a `.gitignore` file to skip tracking these:</text:p>
      <text:p text:style-name="Standard">__pycache__/</text:p>
      <text:p text:style-name="Standard">*.pyc</text:p>
      <text:p text:style-name="Standard">.env</text:p>
      <text:p text:style-name="Standard">*.log</text:p>
      <text:p text:style-name="Standard">*.exe</text:p>
      <text:p text:style-name="Standard">*.otd # Optional: ignore .otd files</text:p>
      <text:p text:style-name="Standard">---</text:p>
      <text:h text:style-name="Heading_20_2" text:outline-level="2">7. Project Reuse Summary</text:h>
      <text:p text:style-name="Standard">1. Create a new GitHub repo.</text:p>
      <text:p text:style-name="Standard">2. Set up your local folder.</text:p>
      <text:p text:style-name="Standard">3. Run Git commands to push code.</text:p>
      <text:p text:style-name="Standard">4. Use GitHub for backup/versioning.</text:p>
      <text:p text:style-name="Standard"><text:soft-page-break/>5. Always run code locally from the project folder.</text:p>
      <text:p text:style-name="Standard">You are now fully self-sufficient with GitHub and project setu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document-statistic meta:table-count="0" meta:image-count="0" meta:object-count="0" meta:page-count="3" meta:paragraph-count="92" meta:word-count="508" meta:character-count="3014" meta:non-whitespace-character-count="2601"/>
  </office:meta>
</office:document-meta>
</file>